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TransactionDefinition.equals( @ Nullable Ob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TransactionDefinition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TransactionDefini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TransactionDefinition.getIsolation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TransactionDefini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TransactionDefinition.getPropagation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TransactionDefin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TransactionDefinition.DelegatingTransactionDefinition( TransactionDefinition targe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TransactionDefinition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